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7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4" style:family="paragraph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3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8.571cm" svg:height="9.841cm" svg:x="5.445cm" svg:y="6.715cm" svg:viewBox="0 0 8572 9842" draw:points="0,0 635,0 635,952 1905,952 1905,1587 3810,1587 3810,952 4445,952 4445,1905 8572,1905 8572,6667 7302,6667 7302,7302 6350,7302 6350,7620 1587,7620 1587,9207 635,9207 635,9842 0,9842">
          <text:p/>
        </draw:polygon>
        <draw:polygon draw:style-name="gr1" draw:text-style-name="P1" draw:layer="layout" svg:width="3.491cm" svg:height="4.762cm" svg:x="5.445cm" svg:y="15.922cm" svg:viewBox="0 0 3492 4763" draw:points="952,4763 952,3493 635,3493 635,1588 317,1588 0,1588 0,635 635,635 635,318 635,318 635,0 1587,0 1587,318 1905,318 1905,953 2222,953 2540,953 2540,1905 2857,1905 2857,2858 3492,2858 3492,4763">
          <text:p/>
        </draw:polygon>
        <draw:polygon draw:style-name="gr1" draw:text-style-name="P1" draw:layer="layout" svg:width="2.539cm" svg:height="6.349cm" svg:x="7.032cm" svg:y="14.335cm" svg:viewBox="0 0 2540 6350" draw:points="1905,6350 1905,4445 1270,4445 1270,3492 953,3492 953,2540 318,2540 318,1905 0,1905 0,317 0,0 318,0 2223,0 2223,952 1588,952 1588,1587 2223,1587 2223,1905 2540,1905 2540,6350">
          <text:p/>
        </draw:polygon>
        <draw:polygon draw:style-name="gr1" draw:text-style-name="P1" draw:layer="layout" svg:width="3.491cm" svg:height="6.349cm" svg:x="8.62cm" svg:y="14.335cm" svg:viewBox="0 0 3492 6350" draw:points="952,6350 952,1905 635,1905 635,1587 0,1587 0,952 635,952 635,0 1905,0 1905,2222 2540,2222 2540,4445 2857,4445 2857,5080 3492,5080 3492,6350">
          <text:p/>
        </draw:polygon>
        <draw:polygon draw:style-name="gr1" draw:text-style-name="P1" draw:layer="layout" svg:width="2.856cm" svg:height="6.349cm" svg:x="10.525cm" svg:y="14.335cm" svg:viewBox="0 0 2857 6350" draw:points="1587,6350 2857,6350 2857,3492 2222,3492 2222,2222 1905,2222 1905,952 1270,952 1270,0 0,0 0,2222 635,2222 635,4445 952,4445 952,5080 1587,5080">
          <text:p/>
        </draw:polygon>
        <draw:polygon draw:style-name="gr1" draw:text-style-name="P1" draw:layer="layout" svg:width="3.491cm" svg:height="5.397cm" svg:x="12.43cm" svg:y="15.287cm" svg:viewBox="0 0 3492 5398" draw:points="952,5398 952,2540 317,2540 317,1270 0,1270 0,0 952,0 952,318 952,953 1587,953 1587,1905 2540,1905 2540,3493 3175,3493 3175,4128 3492,4128 3492,5398">
          <text:p/>
        </draw:polygon>
        <draw:polygon draw:style-name="gr1" draw:text-style-name="P1" draw:layer="layout" svg:width="2.539cm" svg:height="4.444cm" svg:x="15.922cm" svg:y="16.24cm" svg:viewBox="0 0 2540 4445" draw:points="2540,4445 2540,952 1905,952 1905,0 318,0 318,1270 0,1270 0,4445">
          <text:p/>
        </draw:polygon>
        <draw:polygon draw:style-name="gr1" draw:text-style-name="P1" draw:layer="layout" svg:width="4.444cm" svg:height="6.032cm" svg:x="11.795cm" svg:y="13.382cm" svg:viewBox="0 0 4445 6033" draw:points="0,635 0,1905 1587,1905 1587,2858 2222,2858 2222,3810 3175,3810 3175,5398 3810,5398 3810,6033 4127,6033 4127,4128 4445,4128 4445,2223 2857,2223 2222,2223 2222,0 952,0 952,635">
          <text:p/>
        </draw:polygon>
        <draw:polygon draw:style-name="gr1" draw:text-style-name="P1" draw:layer="layout" svg:width="4.127cm" svg:height="6.032cm" svg:x="15.922cm" svg:y="14.652cm" svg:viewBox="0 0 4128 6033" draw:points="0,953 0,0 953,0 953,635 2223,635 2223,953 2858,953 2858,1588 4128,1588 4128,6033 2540,6033 2540,2540 1905,2540 1905,1588 318,1588 318,953">
          <text:p/>
        </draw:polygon>
        <draw:polygon draw:style-name="gr1" draw:text-style-name="P1" draw:layer="layout" svg:width="1.904cm" svg:height="8.254cm" svg:x="14.017cm" svg:y="7.35cm" svg:viewBox="0 0 1905 8255" draw:points="1905,0 953,0 953,952 0,952 0,6032 0,8255 1905,8255 1905,7302 1905,5715 953,5715 953,1587 1905,1587">
          <text:p/>
        </draw:polygon>
        <draw:polygon draw:style-name="gr1" draw:text-style-name="P1" draw:layer="layout" svg:width="4.127cm" svg:height="3.174cm" svg:x="15.922cm" svg:y="13.065cm" svg:viewBox="0 0 4128 3175" draw:points="4128,3175 4128,317 3175,317 3175,0 0,0 0,1587 953,1587 953,2222 2223,2222 2223,2540 2858,2540 2858,3175">
          <text:p/>
        </draw:polygon>
        <draw:polygon draw:style-name="gr1" draw:text-style-name="P1" draw:layer="layout" svg:width="5.079cm" svg:height="2.539cm" svg:x="14.97cm" svg:y="10.842cm" svg:viewBox="0 0 5080 2540" draw:points="5080,0 3810,0 3810,635 0,635 0,2223 4127,2223 4127,2540 5080,2540">
          <text:p/>
        </draw:polygon>
        <draw:polygon draw:style-name="gr1" draw:text-style-name="P1" draw:layer="layout" svg:width="5.079cm" svg:height="2.539cm" svg:x="14.97cm" svg:y="8.937cm" svg:viewBox="0 0 5080 2540" draw:points="5080,0 0,0 0,2540 3810,2540 3810,1905 5080,1905">
          <text:p/>
        </draw:polygon>
        <draw:polygon draw:style-name="gr1" draw:text-style-name="P1" draw:layer="layout" svg:width="4.127cm" svg:height="2.539cm" svg:x="15.922cm" svg:y="6.397cm" svg:viewBox="0 0 4128 2540" draw:points="4128,0 2223,0 1905,0 1905,318 318,318 318,953 0,953 0,2540 4128,2540">
          <text:p/>
        </draw:polygon>
        <draw:polygon draw:style-name="gr1" draw:text-style-name="P1" draw:layer="layout" svg:width="7.302cm" svg:height="3.809cm" svg:x="12.747cm" svg:y="4.81cm" svg:viewBox="0 0 7303 3810" draw:points="7303,0 5080,0 5080,635 4128,635 4128,952 1905,952 1905,2222 0,2222 0,3810 1270,3810 1270,3492 2223,3492 2223,2540 3493,2540 3493,1905 5080,1905 5080,1587 7303,1587">
          <text:p/>
        </draw:polygon>
        <draw:polygon draw:style-name="gr1" draw:text-style-name="P1" draw:layer="layout" svg:width="4.127cm" svg:height="4.126cm" svg:x="15.922cm" svg:y="1.635cm" svg:viewBox="0 0 4128 4127" draw:points="0,4127 0,2857 635,2857 635,2222 1588,2222 1588,0 4128,0 4128,3175 1905,3175 1905,3810 953,3810 953,4127 635,4127">
          <text:p/>
        </draw:polygon>
        <draw:polygon draw:style-name="gr1" draw:text-style-name="P1" draw:layer="layout" svg:width="3.809cm" svg:height="5.396cm" svg:x="13.7cm" svg:y="1.635cm" svg:viewBox="0 0 3810 5397" draw:points="0,5397 0,3810 635,3810 635,3175 635,1905 952,1905 1587,1905 1587,317 1587,0 3810,0 3810,2222 2857,2222 2857,2857 2222,2857 2222,4127 952,4127 952,5397">
          <text:p/>
        </draw:polygon>
        <draw:polygon draw:style-name="gr1" draw:text-style-name="P1" draw:layer="layout" svg:width="2.856cm" svg:height="6.031cm" svg:x="5.445cm" svg:y="1.635cm" svg:viewBox="0 0 2857 6032" draw:points="2857,0 1587,0 1587,1270 635,1270 635,3810 0,3810 0,5080 635,5080 635,5715 635,6032 952,6032 1905,6032 1905,3810 2540,3810 2540,1905 2857,1905">
          <text:p/>
        </draw:polygon>
        <draw:polygon draw:style-name="gr1" draw:text-style-name="P1" draw:layer="layout" svg:width="2.221cm" svg:height="6.666cm" svg:x="7.35cm" svg:y="1.635cm" svg:viewBox="0 0 2222 6667" draw:points="952,0 2222,0 2222,3492 1905,3492 1905,6667 0,6667 0,3810 635,3810 635,1905 952,1905">
          <text:p/>
        </draw:polygon>
        <draw:polygon draw:style-name="gr1" draw:text-style-name="P1" draw:layer="layout" svg:width="2.539cm" svg:height="5.079cm" svg:x="9.255cm" svg:y="1.635cm" svg:viewBox="0 0 2540 5080" draw:points="2540,0 317,0 317,3492 0,3492 0,5080 1270,5080 1587,5080 1587,3810 2222,3810 2222,2540 2540,2540">
          <text:p/>
        </draw:polygon>
        <draw:polygon draw:style-name="gr1" draw:text-style-name="P1" draw:layer="layout" svg:width="4.444cm" svg:height="6.984cm" svg:x="9.255cm" svg:y="1.635cm" svg:viewBox="0 0 4445 6985" draw:points="2540,0 4445,0 4445,1905 3810,1905 3810,2857 3492,2857 3492,4127 2857,4127 2857,5080 2222,5080 2222,6032 2222,6985 635,6985 635,6032 0,6032 0,5080 1587,5080 1587,3810 2222,3810 2222,2540 2540,2540">
          <text:p/>
        </draw:polygon>
        <draw:polygon draw:style-name="gr1" draw:text-style-name="P1" draw:layer="layout" svg:width="3.809cm" svg:height="6.984cm" svg:x="11.477cm" svg:y="1.635cm" svg:viewBox="0 0 3810 6985" draw:points="2223,0 3810,0 3810,1905 3175,1905 2858,1905 2858,3810 2223,3810 2223,5397 1270,5397 1270,6985 0,6985 0,5080 635,5080 635,4127 1270,4127 1270,2857 1588,2857 1588,1905 2223,1905">
          <text:p/>
        </draw:polygon>
        <draw:polygon draw:style-name="gr1" draw:text-style-name="P1" draw:layer="layout" svg:width="6.031cm" svg:height="19.049cm" svg:x="1cm" svg:y="1.635cm" svg:viewBox="0 0 6032 19050" draw:points="0,19050 5397,19050 5397,17780 5080,17780 5080,17462 5080,15875 4445,15875 4445,3810 5080,3810 5080,1270 6032,1270 6032,0 0,0 0,2222">
          <text:p/>
        </draw:polygon>
        <draw:frame draw:style-name="gr2" draw:text-style-name="P2" draw:layer="layout" svg:width="1.56cm" svg:height="0.645cm" svg:x="8.302cm" svg:y="10.842cm">
          <draw:text-box>
            <text:p text:style-name="P2"><text:span text:style-name="T1">Power</text:span></text:p>
          </draw:text-box>
        </draw:frame>
        <draw:frame draw:style-name="gr2" draw:text-style-name="P2" draw:layer="layout" svg:width="1.531cm" svg:height="0.645cm" svg:x="2.297cm" svg:y="3.53cm">
          <draw:text-box>
            <text:p text:style-name="P2"><text:span text:style-name="T1">MGTS</text:span></text:p>
          </draw:text-box>
        </draw:frame>
        <draw:frame draw:style-name="gr2" draw:text-style-name="P2" draw:layer="layout" svg:width="1.145cm" svg:height="0.645cm" svg:x="6.205cm" svg:y="16.24cm">
          <draw:text-box>
            <text:p text:style-name="P2"><text:span text:style-name="T1">B34</text:span></text:p>
          </draw:text-box>
        </draw:frame>
        <draw:frame draw:style-name="gr2" draw:text-style-name="P2" draw:layer="layout" svg:width="1.145cm" svg:height="0.645cm" svg:x="7.032cm" svg:y="14.325cm">
          <draw:text-box>
            <text:p text:style-name="P2"><text:span text:style-name="T1">B33</text:span></text:p>
          </draw:text-box>
        </draw:frame>
        <draw:frame draw:style-name="gr2" draw:text-style-name="P2" draw:layer="layout" svg:width="1.145cm" svg:height="0.645cm" svg:x="9.255cm" svg:y="14.325cm">
          <draw:text-box>
            <text:p text:style-name="P2"><text:span text:style-name="T1">B32</text:span></text:p>
          </draw:text-box>
        </draw:frame>
        <draw:frame draw:style-name="gr2" draw:text-style-name="P2" draw:layer="layout" svg:width="1.145cm" svg:height="0.645cm" svg:x="10.525cm" svg:y="14.335cm">
          <draw:text-box>
            <text:p text:style-name="P2"><text:span text:style-name="T1">B21</text:span></text:p>
          </draw:text-box>
        </draw:frame>
        <draw:frame draw:style-name="gr2" draw:text-style-name="P2" draw:layer="layout" svg:width="1.145cm" svg:height="0.645cm" svg:x="12.747cm" svg:y="13.372cm">
          <draw:text-box>
            <text:p text:style-name="P2"><text:span text:style-name="T1">B23</text:span></text:p>
          </draw:text-box>
        </draw:frame>
        <draw:frame draw:style-name="gr3" draw:text-style-name="P2" draw:layer="layout" svg:width="1.145cm" svg:height="0.645cm" svg:x="16.24cm" svg:y="16.23cm">
          <draw:text-box>
            <text:p text:style-name="P2"><text:span text:style-name="T1">B12</text:span></text:p>
          </draw:text-box>
        </draw:frame>
        <draw:frame draw:style-name="gr2" draw:text-style-name="P2" draw:layer="layout" svg:width="1.145cm" svg:height="0.645cm" svg:x="16.24cm" svg:y="15.277cm">
          <draw:text-box>
            <text:p text:style-name="P2"><text:span text:style-name="T1">B13</text:span></text:p>
          </draw:text-box>
        </draw:frame>
        <draw:frame draw:style-name="gr3" draw:text-style-name="P2" draw:layer="layout" svg:width="1.145cm" svg:height="0.645cm" svg:x="16.047cm" svg:y="13.055cm">
          <draw:text-box>
            <text:p text:style-name="P2"><text:span text:style-name="T1">B14</text:span></text:p>
          </draw:text-box>
        </draw:frame>
        <draw:frame draw:style-name="gr2" draw:text-style-name="P2" draw:layer="layout" svg:width="1.145cm" svg:height="0.645cm" svg:x="13.825cm" svg:y="8.292cm">
          <draw:text-box>
            <text:p text:style-name="P2"><text:span text:style-name="T1">B24</text:span></text:p>
          </draw:text-box>
        </draw:frame>
        <draw:frame draw:style-name="gr3" draw:text-style-name="P2" draw:layer="layout" svg:width="1.145cm" svg:height="0.645cm" svg:x="14.97cm" svg:y="8.927cm">
          <draw:text-box>
            <text:p text:style-name="P2"><text:span text:style-name="T1">B16</text:span></text:p>
          </draw:text-box>
        </draw:frame>
        <draw:frame draw:style-name="gr3" draw:text-style-name="P2" draw:layer="layout" svg:width="1.145cm" svg:height="0.645cm" svg:x="14.97cm" svg:y="11.467cm">
          <draw:text-box>
            <text:p text:style-name="P2"><text:span text:style-name="T1">B15</text:span></text:p>
          </draw:text-box>
        </draw:frame>
        <draw:frame draw:style-name="gr3" draw:text-style-name="P2" draw:layer="layout" svg:width="1.145cm" svg:height="0.645cm" svg:x="16.24cm" svg:y="6.715cm">
          <draw:text-box>
            <text:p text:style-name="P2"><text:span text:style-name="T1">B17</text:span></text:p>
          </draw:text-box>
        </draw:frame>
        <draw:frame draw:style-name="gr3" draw:text-style-name="P2" draw:layer="layout" svg:width="1.145cm" svg:height="0.645cm" svg:x="18.905cm" svg:y="4.81cm">
          <draw:text-box>
            <text:p text:style-name="P2"><text:span text:style-name="T1">B25</text:span></text:p>
          </draw:text-box>
        </draw:frame>
        <draw:frame draw:style-name="gr3" draw:text-style-name="P2" draw:layer="layout" svg:width="1.145cm" svg:height="0.645cm" svg:x="17.51cm" svg:y="1.635cm">
          <draw:text-box>
            <text:p text:style-name="P2"><text:span text:style-name="T1">B26</text:span></text:p>
          </draw:text-box>
        </draw:frame>
        <draw:frame draw:style-name="gr3" draw:text-style-name="P2" draw:layer="layout" svg:width="1.145cm" svg:height="0.645cm" svg:x="15.287cm" svg:y="1.625cm">
          <draw:text-box>
            <text:p text:style-name="P2"><text:span text:style-name="T1">B27</text:span></text:p>
          </draw:text-box>
        </draw:frame>
        <draw:frame draw:style-name="gr3" draw:text-style-name="P2" draw:layer="layout" svg:width="1.145cm" svg:height="0.645cm" svg:x="13.7cm" svg:y="1.635cm">
          <draw:text-box>
            <text:p text:style-name="P2"><text:span text:style-name="T1">B28</text:span></text:p>
          </draw:text-box>
        </draw:frame>
        <draw:frame draw:style-name="gr3" draw:text-style-name="P2" draw:layer="layout" svg:width="1.145cm" svg:height="0.645cm" svg:x="11.795cm" svg:y="1.625cm">
          <draw:text-box>
            <text:p text:style-name="P2"><text:span text:style-name="T1">B38</text:span></text:p>
          </draw:text-box>
        </draw:frame>
        <draw:frame draw:style-name="gr3" draw:text-style-name="P2" draw:layer="layout" svg:width="1.145cm" svg:height="0.645cm" svg:x="9.572cm" svg:y="1.625cm">
          <draw:text-box>
            <text:p text:style-name="P2"><text:span text:style-name="T1">B37</text:span></text:p>
          </draw:text-box>
        </draw:frame>
        <draw:frame draw:style-name="gr3" draw:text-style-name="P2" draw:layer="layout" svg:width="1.145cm" svg:height="0.645cm" svg:x="8.302cm" svg:y="1.625cm">
          <draw:text-box>
            <text:p text:style-name="P2"><text:span text:style-name="T1">B36</text:span></text:p>
          </draw:text-box>
        </draw:frame>
        <draw:frame draw:style-name="gr3" draw:text-style-name="P2" draw:layer="layout" svg:width="1.145cm" svg:height="0.645cm" svg:x="7.157cm" svg:y="1.635cm">
          <draw:text-box>
            <text:p text:style-name="P2"><text:span text:style-name="T1">B35</text:span></text:p>
          </draw:text-box>
        </draw:frame>
        <draw:frame draw:style-name="gr2" draw:text-style-name="P2" draw:layer="layout" svg:width="1.145cm" svg:height="0.645cm" svg:x="12.747cm" svg:y="16.23cm">
          <draw:text-box>
            <text:p text:style-name="P2"><text:span text:style-name="T1">B22</text:span></text:p>
          </draw:text-box>
        </draw:frame>
        <draw:frame draw:style-name="gr2" draw:text-style-name="P3" draw:layer="layout" svg:width="1.124cm" svg:height="0.645cm" svg:x="14.97cm" svg:y="9.562cm">
          <draw:text-box>
            <text:p text:style-name="P3"><text:span text:style-name="T2">2V5</text:span></text:p>
          </draw:text-box>
        </draw:frame>
        <draw:frame draw:style-name="gr2" draw:text-style-name="P3" draw:layer="layout" svg:width="1.124cm" svg:height="0.645cm" svg:x="16.24cm" svg:y="7.34cm">
          <draw:text-box>
            <text:p text:style-name="P3"><text:span text:style-name="T2">2V5</text:span></text:p>
          </draw:text-box>
        </draw:frame>
        <draw:frame draw:style-name="gr4" draw:text-style-name="P3" draw:layer="layout" svg:width="1.459cm" svg:height="0.645cm" svg:x="18.908cm" svg:y="5.445cm">
          <draw:text-box>
            <text:p text:style-name="P3"><text:span text:style-name="T2">2V5</text:span></text:p>
          </draw:text-box>
        </draw:frame>
        <draw:frame draw:style-name="gr2" draw:text-style-name="P3" draw:layer="layout" svg:width="1.124cm" svg:height="0.645cm" svg:x="17.656cm" svg:y="2.26cm">
          <draw:text-box>
            <text:p text:style-name="P3"><text:span text:style-name="T2">2V5</text:span></text:p>
          </draw:text-box>
        </draw:frame>
        <draw:frame draw:style-name="gr2" draw:text-style-name="P3" draw:layer="layout" svg:width="1.124cm" svg:height="0.645cm" svg:x="6.226cm" svg:y="16.865cm">
          <draw:text-box>
            <text:p text:style-name="P3"><text:span text:style-name="T2">2V5</text:span></text:p>
          </draw:text-box>
        </draw:frame>
        <draw:frame draw:style-name="gr2" draw:text-style-name="P3" draw:layer="layout" svg:width="1.124cm" svg:height="0.645cm" svg:x="13.846cm" svg:y="8.927cm">
          <draw:text-box>
            <text:p text:style-name="P3"><text:span text:style-name="T2">2V5</text:span></text:p>
          </draw:text-box>
        </draw:frame>
        <draw:frame draw:style-name="gr2" draw:text-style-name="P3" draw:layer="layout" svg:width="1.124cm" svg:height="0.645cm" svg:x="7.178cm" svg:y="2.27cm">
          <draw:text-box>
            <text:p text:style-name="P3"><text:span text:style-name="T2">1V5</text:span></text:p>
          </draw:text-box>
        </draw:frame>
        <draw:frame draw:style-name="gr2" draw:text-style-name="P3" draw:layer="layout" svg:width="1.124cm" svg:height="0.645cm" svg:x="14.97cm" svg:y="12.102cm">
          <draw:text-box>
            <text:p text:style-name="P3"><text:span text:style-name="T2">1V5</text:span></text:p>
          </draw:text-box>
        </draw:frame>
        <draw:frame draw:style-name="gr2" draw:text-style-name="P3" draw:layer="layout" svg:width="1.124cm" svg:height="0.645cm" svg:x="16.068cm" svg:y="13.69cm">
          <draw:text-box>
            <text:p text:style-name="P3"><text:span text:style-name="T2">1V5</text:span></text:p>
          </draw:text-box>
        </draw:frame>
        <draw:frame draw:style-name="gr2" draw:text-style-name="P3" draw:layer="layout" svg:width="1.124cm" svg:height="0.645cm" svg:x="17.021cm" svg:y="15.287cm">
          <draw:text-box>
            <text:p text:style-name="P3"><text:span text:style-name="T2">1V5</text:span></text:p>
          </draw:text-box>
        </draw:frame>
        <draw:frame draw:style-name="gr2" draw:text-style-name="P3" draw:layer="layout" svg:width="1.124cm" svg:height="0.645cm" svg:x="16.24cm" svg:y="16.875cm">
          <draw:text-box>
            <text:p text:style-name="P3"><text:span text:style-name="T2">1V5</text:span></text:p>
          </draw:text-box>
        </draw:frame>
        <draw:frame draw:style-name="gr5" draw:text-style-name="P3" draw:layer="layout" svg:width="1.124cm" svg:height="0.646cm" svg:x="12.747cm" svg:y="14.006cm">
          <draw:text-box>
            <text:p text:style-name="P3"><text:span text:style-name="T2">1V5</text:span></text:p>
          </draw:text-box>
        </draw:frame>
        <draw:frame draw:style-name="gr2" draw:text-style-name="P3" draw:layer="layout" svg:width="1.124cm" svg:height="0.645cm" svg:x="12.747cm" svg:y="16.865cm">
          <draw:text-box>
            <text:p text:style-name="P3"><text:span text:style-name="T2">1V5</text:span></text:p>
          </draw:text-box>
        </draw:frame>
        <draw:frame draw:style-name="gr2" draw:text-style-name="P3" draw:layer="layout" svg:width="1.124cm" svg:height="0.645cm" svg:x="10.525cm" svg:y="14.96cm">
          <draw:text-box>
            <text:p text:style-name="P3"><text:span text:style-name="T2">1V5</text:span></text:p>
          </draw:text-box>
        </draw:frame>
        <draw:frame draw:style-name="gr2" draw:text-style-name="P3" draw:layer="layout" svg:width="1.124cm" svg:height="0.645cm" svg:x="9.401cm" svg:y="14.96cm">
          <draw:text-box>
            <text:p text:style-name="P3"><text:span text:style-name="T2">1V5</text:span></text:p>
          </draw:text-box>
        </draw:frame>
        <draw:frame draw:style-name="gr2" draw:text-style-name="P3" draw:layer="layout" svg:width="1.124cm" svg:height="0.645cm" svg:x="7.032cm" svg:y="14.97cm">
          <draw:text-box>
            <text:p text:style-name="P3"><text:span text:style-name="T2">1V5</text:span></text:p>
          </draw:text-box>
        </draw:frame>
        <draw:frame draw:style-name="gr2" draw:text-style-name="P3" draw:layer="measurelines" svg:width="1.124cm" svg:height="0.645cm" svg:x="8.302cm" svg:y="2.26cm">
          <draw:text-box>
            <text:p text:style-name="P3"><text:span text:style-name="T2">1V5</text:span></text:p>
          </draw:text-box>
        </draw:frame>
        <draw:frame draw:style-name="gr2" draw:text-style-name="P3" draw:layer="measurelines" svg:width="1.124cm" svg:height="0.645cm" svg:x="9.572cm" svg:y="2.26cm">
          <draw:text-box>
            <text:p text:style-name="P3"><text:span text:style-name="T2">1V5</text:span></text:p>
          </draw:text-box>
        </draw:frame>
        <draw:frame draw:style-name="gr2" draw:text-style-name="P3" draw:layer="measurelines" svg:width="1.124cm" svg:height="0.645cm" svg:x="11.795cm" svg:y="2.26cm">
          <draw:text-box>
            <text:p text:style-name="P3"><text:span text:style-name="T2">1V5</text:span></text:p>
          </draw:text-box>
        </draw:frame>
        <draw:frame draw:style-name="gr2" draw:text-style-name="P3" draw:layer="measurelines" svg:width="1.124cm" svg:height="0.645cm" svg:x="13.7cm" svg:y="2.26cm">
          <draw:text-box>
            <text:p text:style-name="P3"><text:span text:style-name="T2">1V5</text:span></text:p>
          </draw:text-box>
        </draw:frame>
        <draw:frame draw:style-name="gr2" draw:text-style-name="P3" draw:layer="measurelines" svg:width="1.124cm" svg:height="0.645cm" svg:x="15.287cm" svg:y="2.27cm">
          <draw:text-box>
            <text:p text:style-name="P3"><text:span text:style-name="T2">1V5</text:span></text:p>
          </draw:text-box>
        </draw:frame>
        <draw:frame draw:style-name="gr6" draw:text-style-name="P4" draw:layer="measurelines" svg:width="1.459cm" svg:height="0.645cm" svg:x="17.656cm" svg:y="2.905cm">
          <draw:text-box>
            <text:p text:style-name="P4"><text:span text:style-name="T3">GCLK</text:span></text:p>
          </draw:text-box>
        </draw:frame>
        <draw:frame draw:style-name="gr7" draw:text-style-name="P4" draw:layer="measurelines" svg:width="1.459cm" svg:height="0.645cm" svg:x="14.335cm" svg:y="14.017cm">
          <draw:text-box>
            <text:p text:style-name="P4"><text:span text:style-name="T3">GCLK</text:span></text:p>
          </draw:text-box>
        </draw:frame>
        <draw:frame draw:style-name="gr6" draw:text-style-name="P4" draw:layer="measurelines" svg:width="1.459cm" svg:height="0.645cm" svg:x="6.397cm" svg:y="18.135cm">
          <draw:text-box>
            <text:p text:style-name="P4"><text:span text:style-name="T3">GCLK</text:span></text:p>
          </draw:text-box>
        </draw:frame>
        <draw:frame draw:style-name="gr6" draw:text-style-name="P4" draw:layer="measurelines" svg:width="1.247cm" svg:height="0.645cm" svg:x="14.358cm" svg:y="14.652cm">
          <draw:text-box>
            <text:p text:style-name="P4"><text:span text:style-name="T3">CFG</text:span></text:p>
          </draw:text-box>
        </draw:frame>
        <draw:frame draw:style-name="gr8" draw:text-style-name="P4" draw:layer="measurelines" svg:width="1.247cm" svg:height="0.645cm" svg:x="6.42cm" svg:y="17.5cm">
          <draw:text-box>
            <text:p text:style-name="P4"><text:span text:style-name="T3">CFG</text:span></text:p>
          </draw:text-box>
        </draw:frame>
        <draw:frame draw:style-name="gr8" draw:text-style-name="P4" draw:layer="measurelines" svg:width="1.425cm" svg:height="0.645cm" svg:x="9.735cm" svg:y="16.865cm">
          <draw:text-box>
            <text:p text:style-name="P4"><text:span text:style-name="T3">TREF</text:span></text:p>
          </draw:text-box>
        </draw:frame>
        <draw:frame draw:style-name="gr8" draw:text-style-name="P4" draw:layer="measurelines" svg:width="1.425cm" svg:height="0.645cm" svg:x="16.24cm" svg:y="17.817cm">
          <draw:text-box>
            <text:p text:style-name="P4"><text:span text:style-name="T3">TREF</text:span></text:p>
          </draw:text-box>
        </draw:frame>
        <draw:frame draw:style-name="gr8" draw:text-style-name="P5" draw:layer="measurelines" svg:width="1.357cm" svg:height="0.645cm" svg:x="11.708cm" svg:y="18.462cm">
          <draw:text-box>
            <text:p text:style-name="P5"><text:span text:style-name="T4">TRIM</text:span></text:p>
          </draw:text-box>
        </draw:frame>
        <draw:frame draw:style-name="gr8" draw:text-style-name="P5" draw:layer="measurelines" svg:width="1.357cm" svg:height="0.645cm" svg:x="10.12cm" svg:y="7.985cm">
          <draw:text-box>
            <text:p text:style-name="P5"><text:span text:style-name="T4">TRIM</text:span></text:p>
          </draw:text-box>
        </draw:frame>
        <draw:frame draw:style-name="gr8" draw:text-style-name="P5" draw:layer="measurelines" svg:width="1.357cm" svg:height="0.645cm" svg:x="11.39cm" svg:y="7.985cm">
          <draw:text-box>
            <text:p text:style-name="P5"><text:span text:style-name="T4">TRIM</text:span></text:p>
          </draw:text-box>
        </draw:frame>
        <draw:frame draw:style-name="gr2" draw:text-style-name="P6" draw:layer="measurelines" svg:width="1.302cm" svg:height="0.645cm" svg:x="7.985cm" svg:y="16.24cm">
          <draw:text-box>
            <text:p><text:span text:style-name="T5">dram</text:span></text:p>
          </draw:text-box>
        </draw:frame>
        <draw:frame draw:style-name="gr2" draw:text-style-name="P6" draw:layer="measurelines" svg:width="1.302cm" svg:height="0.645cm" svg:x="9.572cm" svg:y="17.817cm">
          <draw:text-box>
            <text:p><text:span text:style-name="T5">dram</text:span></text:p>
          </draw:text-box>
        </draw:frame>
        <draw:frame draw:style-name="gr2" draw:text-style-name="P6" draw:layer="measurelines" svg:width="1.302cm" svg:height="0.645cm" svg:x="13.7cm" svg:y="18.462cm">
          <draw:text-box>
            <text:p><text:span text:style-name="T5">dram</text:span></text:p>
          </draw:text-box>
        </draw:frame>
        <draw:frame draw:style-name="gr2" draw:text-style-name="P6" draw:layer="measurelines" svg:width="1.907cm" svg:height="0.645cm" svg:x="14.335cm" svg:y="16.24cm">
          <draw:text-box>
            <text:p><text:span text:style-name="T5">dram/qdr</text:span></text:p>
          </draw:text-box>
        </draw:frame>
        <draw:frame draw:style-name="gr2" draw:text-style-name="P6" draw:layer="measurelines" svg:width="1.01cm" svg:height="0.645cm" svg:x="11.16cm" svg:y="17.5cm">
          <draw:text-box>
            <text:p><text:span text:style-name="T5">qdr</text:span></text:p>
          </draw:text-box>
        </draw:frame>
        <draw:frame draw:style-name="gr2" draw:text-style-name="P6" draw:layer="measurelines" svg:width="1.01cm" svg:height="0.645cm" svg:x="16.5cm" svg:y="18.77cm">
          <draw:text-box>
            <text:p><text:span text:style-name="T5">qdr</text:span></text:p>
          </draw:text-box>
        </draw:frame>
        <draw:frame draw:style-name="gr2" draw:text-style-name="P6" draw:layer="measurelines" svg:width="1.01cm" svg:height="0.645cm" svg:x="18.78cm" svg:y="16.875cm">
          <draw:text-box>
            <text:p><text:span text:style-name="T5">qdr</text:span></text:p>
          </draw:text-box>
        </draw:frame>
        <draw:frame draw:style-name="gr2" draw:text-style-name="P6" draw:layer="measurelines" svg:width="1.01cm" svg:height="0.645cm" svg:x="17.51cm" svg:y="13.7cm">
          <draw:text-box>
            <text:p><text:span text:style-name="T5">qdr</text:span></text:p>
          </draw:text-box>
        </draw:frame>
        <draw:frame draw:style-name="gr2" draw:text-style-name="P6" draw:layer="measurelines" svg:width="1.01cm" svg:height="0.645cm" svg:x="16.24cm" svg:y="11.785cm">
          <draw:text-box>
            <text:p><text:span text:style-name="T5">qdr</text:span></text:p>
          </draw:text-box>
        </draw:frame>
        <draw:frame draw:style-name="gr2" draw:text-style-name="P6" draw:layer="measurelines" svg:width="1.239cm" svg:height="0.645cm" svg:x="15.922cm" svg:y="9.255cm">
          <draw:text-box>
            <text:p><text:span text:style-name="T5">zdok</text:span></text:p>
          </draw:text-box>
        </draw:frame>
        <draw:frame draw:style-name="gr2" draw:text-style-name="P6" draw:layer="measurelines" svg:width="1.239cm" svg:height="0.645cm" svg:x="16.24cm" svg:y="7.667cm">
          <draw:text-box>
            <text:p><text:span text:style-name="T5">zdok</text:span></text:p>
          </draw:text-box>
        </draw:frame>
        <draw:frame draw:style-name="gr2" draw:text-style-name="P6" draw:layer="measurelines" svg:width="1.239cm" svg:height="0.645cm" svg:x="17.541cm" svg:y="5.445cm">
          <draw:text-box>
            <text:p><text:span text:style-name="T5">zdok</text:span></text:p>
          </draw:text-box>
        </draw:frame>
        <draw:frame draw:style-name="gr2" draw:text-style-name="P6" draw:layer="measurelines" svg:width="1.239cm" svg:height="0.645cm" svg:x="17.827cm" svg:y="3.54cm">
          <draw:text-box>
            <text:p><text:span text:style-name="T5">zdok</text:span></text:p>
          </draw:text-box>
        </draw:frame>
        <draw:frame draw:style-name="gr2" draw:text-style-name="P6" draw:layer="measurelines" svg:width="1.907cm" svg:height="1.039cm" svg:x="14.015cm" svg:y="12.978cm">
          <draw:text-box>
            <text:p><text:span text:style-name="T5">epb , clk,</text:span></text:p>
            <text:p><text:span text:style-name="T5"/></text:p>
          </draw:text-box>
        </draw:frame>
        <draw:frame draw:style-name="gr2" draw:text-style-name="P6" draw:layer="measurelines" svg:width="1.907cm" svg:height="1.039cm" svg:x="6.397cm" svg:y="19.097cm">
          <draw:text-box>
            <text:p><text:span text:style-name="T5">epb , clk,</text:span></text:p>
            <text:p><text:span text:style-name="T5"/></text:p>
          </draw:text-box>
        </draw:frame>
        <draw:frame draw:style-name="gr2" draw:text-style-name="P6" draw:layer="measurelines" svg:width="1.01cm" svg:height="0.645cm" svg:x="15.605cm" svg:y="2.905cm">
          <draw:text-box>
            <text:p><text:span text:style-name="T5">qdr</text:span></text:p>
          </draw:text-box>
        </draw:frame>
        <draw:frame draw:style-name="gr2" draw:text-style-name="P6" draw:layer="measurelines" svg:width="1.01cm" svg:height="0.645cm" svg:x="13.96cm" svg:y="2.895cm">
          <draw:text-box>
            <text:p><text:span text:style-name="T5">qdr</text:span></text:p>
          </draw:text-box>
        </draw:frame>
        <draw:frame draw:style-name="gr2" draw:text-style-name="P6" draw:layer="measurelines" svg:width="1.01cm" svg:height="0.645cm" svg:x="12.055cm" svg:y="2.905cm">
          <draw:text-box>
            <text:p><text:span text:style-name="T5">qdr</text:span></text:p>
          </draw:text-box>
        </draw:frame>
        <draw:frame draw:style-name="gr2" draw:text-style-name="P6" draw:layer="measurelines" svg:width="1.01cm" svg:height="0.645cm" svg:x="9.89cm" svg:y="2.895cm">
          <draw:text-box>
            <text:p><text:span text:style-name="T5">qdr</text:span></text:p>
          </draw:text-box>
        </draw:frame>
        <draw:frame draw:style-name="gr2" draw:text-style-name="P6" draw:layer="measurelines" svg:width="1.01cm" svg:height="0.645cm" svg:x="8.245cm" svg:y="3.847cm">
          <draw:text-box>
            <text:p><text:span text:style-name="T5">qdr</text:span></text:p>
          </draw:text-box>
        </draw:frame>
        <draw:frame draw:style-name="gr2" draw:text-style-name="P6" draw:layer="measurelines" svg:width="1.162cm" svg:height="1.039cm" svg:x="6.657cm" svg:y="3.847cm">
          <draw:text-box>
            <text:p><text:span text:style-name="T5">qdr,</text:span></text:p>
            <text:p><text:span text:style-name="T5">gpi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10T14:26:59</meta:creation-date>
    <dc:date>2009-12-10T16:18:40</dc:date>
    <meta:editing-duration>PT01H04M49S</meta:editing-duration>
    <meta:editing-cycles>2</meta:editing-cycles>
    <meta:generator>OpenOffice.org/3.1$Linux OpenOffice.org_project/310m19$Build-9420</meta:generator>
    <meta:document-statistic meta:object-count="98"/>
  </office:meta>
</office:document-meta>
</file>